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824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position="" style:font-name="Liberation Sans" fo:font-size="12pt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text-position=""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text-position=""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text-position=""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text-position=""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text-position=""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text-position=""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text-position=""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text-position=""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text-position="" style:font-name="Liberation Sans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text-position=""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text-position=""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text-position=""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font-name="Liberation Sans"/>
    </style:style>
    <style:style style:name="ce24" style:family="table-cell" style:parent-style-name="Default">
      <style:table-cell-properties fo:border="2.49pt solid #000000"/>
      <style:text-properties style:text-position=""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text-position=""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style:font-name="Liberation Sans"/>
    </style:style>
    <style:style style:name="ce29" style:family="table-cell" style:parent-style-name="Default">
      <style:table-cell-properties fo:border="2.49pt solid #000000"/>
      <style:text-properties style:text-position="" style:font-name="Times New Roman" fo:font-size="12pt" style:font-size-asian="12pt" style:font-name-complex="Times New Roman" style:font-size-complex="12pt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text-position=""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text-position=""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text-position=""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text-position=""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text-position=""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text-position="" style:font-name="Liberation Sans"/>
    </style:style>
    <style:style style:name="ce4" style:family="table-cell" style:parent-style-name="Default">
      <style:text-properties style:text-position=""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text-position=""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text-position=""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text-position=""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text-position=""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text-position=""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text-position=""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text-position=""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text-position=""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text-position=""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text-position=""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text-position=""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text-position=""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text-position=""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text-position=""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text-position=""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text-position=""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text-position=""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text-position=""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text-position=""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text-position=""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text-position=""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text-position=""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text-position=""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text-position=""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text-position="" style:font-name="Liberation Sans"/>
    </style:style>
    <style:style style:name="ce72" style:family="table-cell" style:parent-style-name="Default">
      <style:table-cell-properties fo:border="0.99pt solid #000000"/>
      <style:text-properties style:text-position=""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text-position=""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text-position="" style:font-name="Liberation Sans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text-position=""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text-position=""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text-position=""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text-position=""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text-position=""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text-position=""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text-position=""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text-position=""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text-position="" style:font-name="Liberation Sans"/>
    </style:style>
    <style:style style:name="ce90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text-position="" style:font-name="Arial"/>
    </style:style>
    <style:style style:name="ce99" style:family="table-cell" style:parent-style-name="Default">
      <style:table-cell-properties style:vertical-align="middle"/>
      <style:text-properties style:font-name="Liberation Sans" fo:font-size="12pt"/>
    </style:style>
    <style:style style:name="ce100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10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102" style:family="table-cell" style:parent-style-name="Default">
      <style:text-properties style:font-name="Liberation Sans"/>
    </style:style>
    <style:style style:name="ce103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104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105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6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107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8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09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10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11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14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15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6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17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118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119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2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122" style:family="table-cell" style:parent-style-name="Default">
      <style:table-cell-properties fo:border="2.49pt solid #000000"/>
      <style:text-properties style:font-name="Liberation Sans"/>
    </style:style>
    <style:style style:name="ce123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2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127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12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13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13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13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135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13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13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4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1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4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14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146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147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148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149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152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153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154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155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156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1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158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159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160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161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162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163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164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165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166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167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168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170" style:family="table-cell" style:parent-style-name="Default">
      <style:table-cell-properties fo:border="0.99pt solid #000000"/>
      <style:text-properties style:font-name="Liberation Sans"/>
    </style:style>
    <style:style style:name="ce171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17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173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174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175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7" style:family="table-cell" style:parent-style-name="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17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180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18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184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185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186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isque 1" table:style-name="ta1" table:print="false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accès aux programmes informatiques extérieurs nécessaires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string" calcext:value-type="string">
            <text:p>X</text:p>
          </table:table-cell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chercher des licences</text:p>
          </table:table-cell>
          <table:covered-table-cell table:number-columns-repeated="4"/>
          <table:table-cell/>
          <table:table-cell office:value-type="string" calcext:value-type="string">
            <text:p>début du proje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table:number-columns-repeated="2"/>
          <table:table-cell table:style-name="ce35"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acheter les licences </text:p>
          </table:table-cell>
          <table:covered-table-cell table:number-columns-repeated="4"/>
          <table:table-cell/>
          <table:table-cell office:value-type="string" calcext:value-type="string">
            <text:p>si il n a y a pas possibilité d'avoir les licences gratuitement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Demande accès au programme informatique à l'avant.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Voir la possibilité d'avoir les licences nécessaire - Risque n'est pas probable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2" table:style-name="ta1" table:print="false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5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10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Erreur de concep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é la mal conception et re concevoir le programme</text:p>
          </table:table-cell>
          <table:covered-table-cell table:number-columns-repeated="4"/>
          <table:table-cell/>
          <table:table-cell office:value-type="string" calcext:value-type="string">
            <text:p>après le test à chaque itération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X</text:p>
          </table:table-cell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90" office:value-type="string" calcext:value-type="string" table:number-columns-spanned="16" table:number-rows-spanned="1">
            <text:p>prendre le temps nécessaire pour concevoir le logiciel – discuter avec des responsables techniqu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pas trop grave vu le langage orienté objet facile à relier les classes autr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1000" table:default-cell-style-name="Default"/>
        <table:table-row table:style-name="ro1">
          <table:table-cell table:style-name="ce99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23" table:style-name="ce102"/>
          <table:table-cell table:number-columns-repeated="1000"/>
        </table:table-row>
        <table:table-row table:style-name="ro2">
          <table:table-cell table:style-name="ce100" office:value-type="string" calcext:value-type="string" table:number-columns-spanned="2" table:number-rows-spanned="1">
            <text:p>N° projet</text:p>
          </table:table-cell>
          <table:covered-table-cell table:style-name="ce100"/>
          <table:table-cell table:style-name="ce100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100"/>
          <table:table-cell table:style-name="ce136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138"/>
          <table:table-cell table:style-name="ce100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138"/>
          <table:table-cell table:style-name="ce175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175"/>
          <table:table-cell table:style-name="ce187" table:number-columns-repeated="1000"/>
        </table:table-row>
        <table:table-row table:style-name="ro2">
          <table:table-cell table:style-name="ce101" table:number-columns-spanned="2" table:number-rows-spanned="1"/>
          <table:covered-table-cell table:style-name="ce101"/>
          <table:table-cell table:style-name="ce101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101"/>
          <table:table-cell table:style-name="ce101" table:number-columns-spanned="7" table:number-rows-spanned="1"/>
          <table:covered-table-cell table:number-columns-repeated="6" table:style-name="ce101"/>
          <table:table-cell table:style-name="ce176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176"/>
          <table:table-cell table:style-name="ce187" table:number-columns-repeated="1000"/>
        </table:table-row>
        <table:table-row table:style-name="ro2">
          <table:table-cell table:style-name="ce100" office:value-type="string" calcext:value-type="string" table:number-columns-spanned="2" table:number-rows-spanned="1">
            <text:p>N° risque</text:p>
          </table:table-cell>
          <table:covered-table-cell table:style-name="ce100"/>
          <table:table-cell table:style-name="ce100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Responsable de risque (RdR)</text:p>
          </table:table-cell>
          <table:covered-table-cell table:style-name="ce100"/>
          <table:table-cell table:style-name="ce100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100"/>
          <table:table-cell table:style-name="ce151"/>
          <table:table-cell table:style-name="ce100" office:value-type="string" calcext:value-type="string" table:number-columns-spanned="2" table:number-rows-spanned="1">
            <text:p>N° étude</text:p>
          </table:table-cell>
          <table:covered-table-cell table:style-name="ce100"/>
          <table:table-cell table:style-name="ce151"/>
          <table:table-cell table:style-name="ce100" office:value-type="string" calcext:value-type="string">
            <text:p>Nom Fichier</text:p>
          </table:table-cell>
          <table:table-cell table:style-name="ce100" office:value-type="string" calcext:value-type="string">
            <text:p>Version</text:p>
          </table:table-cell>
          <table:table-cell table:style-name="ce100" office:value-type="string" calcext:value-type="string">
            <text:p>Mise à jour</text:p>
          </table:table-cell>
          <table:table-cell table:style-name="ce100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100"/>
          <table:table-cell table:style-name="ce100" office:value-type="string" calcext:value-type="string" table:number-columns-spanned="2" table:number-rows-spanned="1">
            <text:p>Edition</text:p>
          </table:table-cell>
          <table:covered-table-cell table:style-name="ce138"/>
          <table:table-cell table:style-name="ce187" table:number-columns-repeated="1000"/>
        </table:table-row>
        <table:table-row table:style-name="ro2">
          <table:table-cell table:style-name="ce101" office:value-type="float" office:value="3" calcext:value-type="float" table:number-columns-spanned="2" table:number-rows-spanned="1">
            <text:p>3</text:p>
          </table:table-cell>
          <table:covered-table-cell table:style-name="ce101"/>
          <table:table-cell table:style-name="ce101" table:number-columns-spanned="4" table:number-rows-spanned="1"/>
          <table:covered-table-cell table:number-columns-repeated="3" table:style-name="ce101"/>
          <table:table-cell table:style-name="ce101" office:value-type="string" calcext:value-type="string" table:number-columns-spanned="2" table:number-rows-spanned="1">
            <text:p>A. Bisutti</text:p>
          </table:table-cell>
          <table:covered-table-cell table:style-name="ce101"/>
          <table:table-cell table:style-name="ce101" table:number-columns-spanned="4" table:number-rows-spanned="1"/>
          <table:covered-table-cell table:number-columns-repeated="3" table:style-name="ce101"/>
          <table:table-cell table:style-name="ce101"/>
          <table:table-cell table:style-name="ce101" table:number-columns-spanned="2" table:number-rows-spanned="1"/>
          <table:covered-table-cell table:style-name="ce101"/>
          <table:table-cell table:style-name="ce101" table:number-columns-repeated="2"/>
          <table:table-cell table:style-name="ce168" office:value-type="string" calcext:value-type="string">
            <text:p>0.0</text:p>
          </table:table-cell>
          <table:table-cell table:style-name="ce101"/>
          <table:table-cell table:style-name="ce10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1"/>
          <table:table-cell table:style-name="ce180" office:value-type="date" office:date-value="2015-10-23" calcext:value-type="date" table:number-columns-spanned="2" table:number-rows-spanned="1">
            <text:p>23/10/2015</text:p>
          </table:table-cell>
          <table:covered-table-cell table:style-name="ce101"/>
          <table:table-cell table:style-name="ce187" table:number-columns-repeated="1000"/>
        </table:table-row>
        <table:table-row table:style-name="ro4">
          <table:table-cell table:style-name="ce102" table:number-columns-repeated="24"/>
          <table:table-cell table:number-columns-repeated="1000"/>
        </table:table-row>
        <table:table-row table:style-name="ro5">
          <table:table-cell table:style-name="ce103" office:value-type="string" calcext:value-type="string" table:number-columns-spanned="3" table:number-rows-spanned="1">
            <text:p>Libellé risque</text:p>
          </table:table-cell>
          <table:covered-table-cell table:style-name="ce103"/>
          <table:covered-table-cell table:style-name="ce122"/>
          <table:table-cell table:style-name="ce127" office:value-type="string" calcext:value-type="string" table:number-columns-spanned="21" table:number-rows-spanned="1">
            <text:p>Performance insuffisante du produit développé</text:p>
          </table:table-cell>
          <table:covered-table-cell table:number-columns-repeated="20" table:style-name="ce122"/>
          <table:table-cell table:number-columns-repeated="1000"/>
        </table:table-row>
        <table:table-row table:style-name="ro3">
          <table:table-cell table:style-name="ce103" office:value-type="string" calcext:value-type="string" table:number-columns-spanned="3" table:number-rows-spanned="1">
            <text:p>Description</text:p>
          </table:table-cell>
          <table:covered-table-cell table:style-name="ce103"/>
          <table:covered-table-cell table:style-name="ce122"/>
          <table:table-cell table:style-name="ce122" table:number-columns-spanned="21" table:number-rows-spanned="1"/>
          <table:covered-table-cell table:number-columns-repeated="20" table:style-name="ce122"/>
          <table:table-cell table:number-columns-repeated="1000"/>
        </table:table-row>
        <table:table-row table:style-name="ro6">
          <table:table-cell table:style-name="ce102" table:number-columns-repeated="24"/>
          <table:table-cell table:number-columns-repeated="1000"/>
        </table:table-row>
        <table:table-row table:style-name="ro2">
          <table:table-cell table:style-name="ce104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14"/>
          <table:covered-table-cell table:style-name="ce161"/>
          <table:table-cell table:style-name="ce164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169"/>
          <table:table-cell table:style-name="ce179" office:value-type="string" calcext:value-type="string">
            <text:p>Qui</text:p>
          </table:table-cell>
          <table:table-cell table:style-name="ce179" office:value-type="string" calcext:value-type="string">
            <text:p>Début</text:p>
          </table:table-cell>
          <table:table-cell table:style-name="ce183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105" office:value-type="string" calcext:value-type="string" table:number-columns-spanned="2" table:number-rows-spanned="1">
            <text:p>Gravité</text:p>
          </table:table-cell>
          <table:covered-table-cell table:style-name="ce115"/>
          <table:table-cell table:style-name="ce123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/>
          <table:table-cell table:style-name="ce102" table:number-columns-repeated="2"/>
          <table:table-cell table:style-name="ce140" office:value-type="string" calcext:value-type="string" table:number-columns-spanned="1" table:number-rows-spanned="4">
            <text:p>Gravité</text:p>
          </table:table-cell>
          <table:table-cell table:style-name="ce141" office:value-type="float" office:value="3" calcext:value-type="float">
            <text:p>3</text:p>
          </table:table-cell>
          <table:table-cell table:style-name="ce146"/>
          <table:table-cell table:style-name="ce152"/>
          <table:table-cell table:style-name="ce155"/>
          <table:table-cell table:style-name="ce157"/>
          <table:table-cell table:style-name="ce162"/>
          <table:table-cell table:style-name="ce165" office:value-type="string" calcext:value-type="string" table:number-columns-spanned="5" table:number-rows-spanned="1">
            <text:p>validation à chaque itération par le client</text:p>
          </table:table-cell>
          <table:covered-table-cell table:number-columns-repeated="4" table:style-name="ce170"/>
          <table:table-cell table:style-name="ce170"/>
          <table:table-cell table:style-name="ce170" office:value-type="string" calcext:value-type="string">
            <text:p>à chaque itération</text:p>
          </table:table-cell>
          <table:table-cell table:style-name="ce184"/>
          <table:table-cell table:number-columns-repeated="1000"/>
        </table:table-row>
        <table:table-row table:style-name="ro3">
          <table:table-cell table:style-name="ce106" office:value-type="string" calcext:value-type="string" table:number-columns-spanned="2" table:number-rows-spanned="1">
            <text:p>Délai</text:p>
          </table:table-cell>
          <table:covered-table-cell table:style-name="ce116"/>
          <table:table-cell table:style-name="ce124" office:value-type="string" calcext:value-type="string">
            <text:p>X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02"/>
          <table:table-cell table:style-name="ce139"/>
          <table:covered-table-cell table:style-name="ce139"/>
          <table:table-cell table:style-name="ce142" office:value-type="float" office:value="2" calcext:value-type="float">
            <text:p>2</text:p>
          </table:table-cell>
          <table:table-cell table:style-name="ce147"/>
          <table:table-cell table:style-name="ce153"/>
          <table:table-cell table:style-name="ce156"/>
          <table:table-cell table:style-name="ce158"/>
          <table:table-cell table:style-name="ce162"/>
          <table:table-cell table:style-name="ce165" table:number-columns-spanned="5" table:number-rows-spanned="1"/>
          <table:covered-table-cell table:number-columns-repeated="4" table:style-name="ce170"/>
          <table:table-cell table:style-name="ce170" table:number-columns-repeated="2"/>
          <table:table-cell table:style-name="ce184"/>
          <table:table-cell table:number-columns-repeated="1000"/>
        </table:table-row>
        <table:table-row table:style-name="ro3">
          <table:table-cell table:style-name="ce107" office:value-type="string" calcext:value-type="string" table:number-columns-spanned="2" table:number-rows-spanned="1">
            <text:p>Coûts</text:p>
          </table:table-cell>
          <table:covered-table-cell table:style-name="ce117"/>
          <table:table-cell table:style-name="ce125" office:value-type="string" calcext:value-type="string">
            <text:p>X</text:p>
          </table:table-cell>
          <table:table-cell table:style-name="ce130" table:number-columns-repeated="2"/>
          <table:table-cell table:style-name="ce134"/>
          <table:table-cell table:style-name="ce137"/>
          <table:table-cell table:style-name="ce102"/>
          <table:table-cell table:style-name="ce139"/>
          <table:covered-table-cell table:style-name="ce139"/>
          <table:table-cell table:style-name="ce142" office:value-type="float" office:value="1" calcext:value-type="float">
            <text:p>1</text:p>
          </table:table-cell>
          <table:table-cell table:style-name="ce147"/>
          <table:table-cell table:style-name="ce153"/>
          <table:table-cell table:style-name="ce153" office:value-type="string" calcext:value-type="string">
            <text:p>X</text:p>
          </table:table-cell>
          <table:table-cell table:style-name="ce159"/>
          <table:table-cell table:style-name="ce162"/>
          <table:table-cell table:style-name="ce165" table:number-columns-spanned="5" table:number-rows-spanned="1"/>
          <table:covered-table-cell table:number-columns-repeated="4" table:style-name="ce170"/>
          <table:table-cell table:style-name="ce170" table:number-columns-repeated="2"/>
          <table:table-cell table:style-name="ce184"/>
          <table:table-cell table:number-columns-repeated="1000"/>
        </table:table-row>
        <table:table-row table:style-name="ro3">
          <table:table-cell table:style-name="ce107" office:value-type="string" calcext:value-type="string" table:number-columns-spanned="2" table:number-rows-spanned="1">
            <text:p>Recettes</text:p>
          </table:table-cell>
          <table:covered-table-cell table:style-name="ce117"/>
          <table:table-cell table:style-name="ce125" office:value-type="string" calcext:value-type="string">
            <text:p>X</text:p>
          </table:table-cell>
          <table:table-cell table:style-name="ce130" table:number-columns-repeated="2"/>
          <table:table-cell table:style-name="ce134"/>
          <table:table-cell table:style-name="ce137"/>
          <table:table-cell table:style-name="ce102"/>
          <table:table-cell table:style-name="ce139"/>
          <table:covered-table-cell table:style-name="ce139"/>
          <table:table-cell table:style-name="ce143" office:value-type="float" office:value="0" calcext:value-type="float">
            <text:p>0</text:p>
          </table:table-cell>
          <table:table-cell table:style-name="ce148"/>
          <table:table-cell table:style-name="ce154" table:number-columns-repeated="2"/>
          <table:table-cell table:style-name="ce160"/>
          <table:table-cell table:style-name="ce162"/>
          <table:table-cell table:style-name="ce165" table:number-columns-spanned="5" table:number-rows-spanned="1"/>
          <table:covered-table-cell table:number-columns-repeated="4" table:style-name="ce170"/>
          <table:table-cell table:style-name="ce170" table:number-columns-repeated="2"/>
          <table:table-cell table:style-name="ce184"/>
          <table:table-cell table:number-columns-repeated="1000"/>
        </table:table-row>
        <table:table-row table:style-name="ro3">
          <table:table-cell table:style-name="ce107" office:value-type="string" calcext:value-type="string" table:number-columns-spanned="2" table:number-rows-spanned="1">
            <text:p>Perf.Tech.</text:p>
          </table:table-cell>
          <table:covered-table-cell table:style-name="ce117"/>
          <table:table-cell table:style-name="ce125"/>
          <table:table-cell table:style-name="ce130"/>
          <table:table-cell table:style-name="ce130" office:value-type="string" calcext:value-type="string">
            <text:p>X</text:p>
          </table:table-cell>
          <table:table-cell table:style-name="ce134"/>
          <table:table-cell table:style-name="ce137"/>
          <table:table-cell table:style-name="ce102"/>
          <table:table-cell table:style-name="ce139" table:number-columns-repeated="3"/>
          <table:table-cell table:style-name="ce149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62"/>
          <table:table-cell table:style-name="ce165" table:number-columns-spanned="5" table:number-rows-spanned="1"/>
          <table:covered-table-cell table:number-columns-repeated="4" table:style-name="ce170"/>
          <table:table-cell table:style-name="ce170" table:number-columns-repeated="2"/>
          <table:table-cell table:style-name="ce184"/>
          <table:table-cell table:number-columns-repeated="1000"/>
        </table:table-row>
        <table:table-row table:style-name="ro3">
          <table:table-cell table:style-name="ce108" office:value-type="string" calcext:value-type="string" table:number-columns-spanned="2" table:number-rows-spanned="1">
            <text:p>Autre …</text:p>
          </table:table-cell>
          <table:covered-table-cell table:style-name="ce118"/>
          <table:table-cell table:style-name="ce126"/>
          <table:table-cell table:style-name="ce131" table:number-columns-repeated="2"/>
          <table:table-cell table:style-name="ce135"/>
          <table:table-cell table:style-name="ce137"/>
          <table:table-cell table:style-name="ce102"/>
          <table:table-cell table:style-name="ce139" table:number-columns-repeated="3"/>
          <table:table-cell table:style-name="ce150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150"/>
          <table:table-cell table:style-name="ce162"/>
          <table:table-cell table:style-name="ce165" table:number-columns-spanned="5" table:number-rows-spanned="1"/>
          <table:covered-table-cell table:number-columns-repeated="4" table:style-name="ce170"/>
          <table:table-cell table:style-name="ce170" table:number-columns-repeated="2"/>
          <table:table-cell table:style-name="ce184"/>
          <table:table-cell table:number-columns-repeated="1000"/>
        </table:table-row>
        <table:table-row table:style-name="ro3">
          <table:table-cell table:style-name="ce105" office:value-type="string" calcext:value-type="string" table:number-columns-spanned="2" table:number-rows-spanned="1">
            <text:p>Grobale</text:p>
          </table:table-cell>
          <table:covered-table-cell table:style-name="ce115"/>
          <table:table-cell table:style-name="ce123"/>
          <table:table-cell table:style-name="ce128"/>
          <table:table-cell table:style-name="ce128" office:value-type="string" calcext:value-type="string">
            <text:p>X</text:p>
          </table:table-cell>
          <table:table-cell table:style-name="ce132"/>
          <table:table-cell table:style-name="ce137"/>
          <table:table-cell table:style-name="ce102" table:number-columns-repeated="8"/>
          <table:table-cell table:style-name="ce162"/>
          <table:table-cell table:style-name="ce166" table:number-columns-spanned="5" table:number-rows-spanned="1"/>
          <table:covered-table-cell table:number-columns-repeated="4" table:style-name="ce171"/>
          <table:table-cell table:style-name="ce171" table:number-columns-repeated="2"/>
          <table:table-cell table:style-name="ce185"/>
          <table:table-cell table:number-columns-repeated="1000"/>
        </table:table-row>
        <table:table-row table:style-name="ro2">
          <table:table-cell table:style-name="ce104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14"/>
          <table:covered-table-cell table:style-name="ce161"/>
          <table:table-cell table:style-name="ce104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14"/>
          <table:covered-table-cell table:style-name="ce161"/>
          <table:table-cell table:number-columns-repeated="1000"/>
        </table:table-row>
        <table:table-row table:style-name="ro7">
          <table:table-cell table:style-name="ce109" office:value-type="string" calcext:value-type="string" table:number-columns-spanned="16" table:number-rows-spanned="1">
            <text:p>Bien se former sur les technologies de développement – tester à la fin de chaque itération – faire des scénario de tests</text:p>
          </table:table-cell>
          <table:covered-table-cell table:number-columns-repeated="14" table:style-name="ce110"/>
          <table:covered-table-cell table:style-name="ce163"/>
          <table:table-cell table:style-name="ce167" office:value-type="string" calcext:value-type="string" table:number-columns-spanned="8" table:number-rows-spanned="1">
            <text:p>risque n'est pas majeur vu que la technologie qui sera utilisée est maîtrisée par la plupart des membres de l'équipe</text:p>
          </table:table-cell>
          <table:covered-table-cell table:number-columns-repeated="6" table:style-name="ce110"/>
          <table:covered-table-cell table:style-name="ce163"/>
          <table:table-cell table:number-columns-repeated="1000"/>
        </table:table-row>
        <table:table-row table:style-name="ro8">
          <table:table-cell table:style-name="ce110" table:number-columns-repeated="16"/>
          <table:table-cell table:style-name="ce102" table:number-columns-repeated="8"/>
          <table:table-cell table:number-columns-repeated="1000"/>
        </table:table-row>
        <table:table-row table:style-name="ro2">
          <table:table-cell table:style-name="ce111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119"/>
          <table:table-cell table:style-name="ce122" table:number-columns-spanned="1" table:number-rows-spanned="5"/>
          <table:table-cell table:style-name="ce144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119"/>
          <table:table-cell table:style-name="ce122" table:number-columns-spanned="1" table:number-rows-spanned="5"/>
          <table:table-cell table:style-name="ce122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119"/>
          <table:covered-table-cell table:style-name="ce186"/>
          <table:table-cell table:number-columns-repeated="1000"/>
        </table:table-row>
        <table:table-row table:style-name="ro2">
          <table:table-cell table:style-name="ce112" office:value-type="float" office:value="0" calcext:value-type="float">
            <text:p>0</text:p>
          </table:table-cell>
          <table:table-cell table:style-name="ce120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120"/>
          <table:table-cell table:style-name="ce139" office:value-type="float" office:value="0" calcext:value-type="float">
            <text:p>0</text:p>
          </table:table-cell>
          <table:table-cell table:style-name="ce102" office:value-type="string" calcext:value-type="string" table:number-columns-spanned="6" table:number-rows-spanned="1">
            <text:p>Inférieur à 1%</text:p>
          </table:table-cell>
          <table:covered-table-cell table:number-columns-repeated="6" table:style-name="ce102"/>
          <table:table-cell table:style-name="ce138" office:value-type="float" office:value="0" calcext:value-type="float">
            <text:p>0</text:p>
          </table:table-cell>
          <table:table-cell table:style-name="ce177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177"/>
          <table:table-cell table:style-name="ce181" office:value-type="string" calcext:value-type="string" table:number-columns-spanned="2" table:number-rows-spanned="1">
            <text:p>RISQUE NON</text:p>
          </table:table-cell>
          <table:covered-table-cell table:style-name="ce181"/>
          <table:table-cell table:number-columns-repeated="1000"/>
        </table:table-row>
        <table:table-row table:style-name="ro2">
          <table:table-cell table:style-name="ce112" office:value-type="float" office:value="1" calcext:value-type="float">
            <text:p>1</text:p>
          </table:table-cell>
          <table:table-cell table:style-name="ce120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120"/>
          <table:table-cell table:style-name="ce139" office:value-type="float" office:value="1" calcext:value-type="float">
            <text:p>1</text:p>
          </table:table-cell>
          <table:table-cell table:style-name="ce102" office:value-type="string" calcext:value-type="string" table:number-columns-spanned="6" table:number-rows-spanned="1">
            <text:p>Comprise entre 1% et 5%</text:p>
          </table:table-cell>
          <table:covered-table-cell table:number-columns-repeated="6" table:style-name="ce102"/>
          <table:table-cell table:style-name="ce172" office:value-type="float" office:value="1" calcext:value-type="float">
            <text:p>1</text:p>
          </table:table-cell>
          <table:table-cell table:style-name="ce178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178"/>
          <table:table-cell table:style-name="ce182" office:value-type="string" calcext:value-type="string" table:number-columns-spanned="2" table:number-rows-spanned="1">
            <text:p>CRITIQUE</text:p>
          </table:table-cell>
          <table:covered-table-cell table:style-name="ce182"/>
          <table:table-cell table:number-columns-repeated="1000"/>
        </table:table-row>
        <table:table-row table:style-name="ro2">
          <table:table-cell table:style-name="ce112" office:value-type="float" office:value="2" calcext:value-type="float">
            <text:p>2</text:p>
          </table:table-cell>
          <table:table-cell table:style-name="ce120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120"/>
          <table:table-cell table:style-name="ce139" office:value-type="float" office:value="2" calcext:value-type="float">
            <text:p>2</text:p>
          </table:table-cell>
          <table:table-cell table:style-name="ce102" office:value-type="string" calcext:value-type="string" table:number-columns-spanned="6" table:number-rows-spanned="1">
            <text:p>Comprise entre 5% et 20%</text:p>
          </table:table-cell>
          <table:covered-table-cell table:number-columns-repeated="6" table:style-name="ce102"/>
          <table:table-cell table:style-name="ce173" office:value-type="float" office:value="2" calcext:value-type="float">
            <text:p>2</text:p>
          </table:table-cell>
          <table:table-cell table:style-name="ce177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177"/>
          <table:table-cell table:style-name="ce181" office:value-type="string" calcext:value-type="string" table:number-columns-spanned="2" table:number-rows-spanned="1">
            <text:p>RISQUE</text:p>
          </table:table-cell>
          <table:covered-table-cell table:style-name="ce181"/>
          <table:table-cell table:number-columns-repeated="1000"/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121"/>
          <table:table-cell table:style-name="ce145" office:value-type="float" office:value="3" calcext:value-type="float">
            <text:p>3</text:p>
          </table:table-cell>
          <table:table-cell table:style-name="ce110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10"/>
          <table:table-cell table:style-name="ce174" office:value-type="float" office:value="3" calcext:value-type="float">
            <text:p>3</text:p>
          </table:table-cell>
          <table:table-cell table:style-name="ce178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178"/>
          <table:table-cell table:style-name="ce182" office:value-type="string" calcext:value-type="string" table:number-columns-spanned="2" table:number-rows-spanned="1">
            <text:p>CRITIQUE</text:p>
          </table:table-cell>
          <table:covered-table-cell table:style-name="ce182"/>
          <table:table-cell table:number-columns-repeated="1000"/>
        </table:table-row>
        <table:table-row table:style-name="ro11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isque 4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10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Détection de bugs (logiciel)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 bug </text:p>
          </table:table-cell>
          <table:covered-table-cell table:number-columns-repeated="4"/>
          <table:table-cell/>
          <table:table-cell office:value-type="string" calcext:value-type="string">
            <text:p>phase de tes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soudre le bug</text:p>
          </table:table-cell>
          <table:covered-table-cell table:number-columns-repeated="4"/>
          <table:table-cell/>
          <table:table-cell office:value-type="string" calcext:value-type="string">
            <text:p>après localisation du bug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5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tester chaque classe développé – tester la totalité des classes développés à chaque itération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moyen vu qu'on suivra un cycle itératif <text:s/>de développ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5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respect du cahier des charges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s points manquants et les développer</text:p>
          </table:table-cell>
          <table:covered-table-cell table:number-columns-repeated="4"/>
          <table:table-cell/>
          <table:table-cell office:value-type="string" calcext:value-type="string">
            <text:p>après la réunion avec le clie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bien comprendre les besoins du client 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faible vu qu'on organise souvent des réunions avec le client pour valider les parties développé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0:52:06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6-02-01T10:52:51.922000000</dc:date>
    <meta:editing-duration>PT56M46S</meta:editing-duration>
    <meta:editing-cycles>26</meta:editing-cycles>
    <meta:generator>LibreOffice/4.1.5.3$Windows_x86 LibreOffice_project/1c1366bba2ba2b554cd2ca4d87c06da81c05d24</meta:generator>
    <meta:document-statistic meta:table-count="5" meta:cell-count="479" meta:object-count="0"/>
  </office:meta>
</office:document-meta>
</file>